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Segoe UI" svg:font-family="'Segoe UI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>
      <style:paragraph-properties fo:text-align="start"/>
      <style:text-properties style:font-name="Times New Roman" fo:font-size="11pt"/>
    </style:style>
    <style:style style:name="P3" style:family="paragraph">
      <style:paragraph-properties fo:text-align="start"/>
      <style:text-properties style:font-name="Times New Roman" fo:font-size="20p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line-through-style="none" style:text-line-through-type="none" style:font-name="Times New Roman" fo:font-size="11pt" fo:font-style="normal" style:text-underline-style="none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start"/>
      <style:text-properties style:text-line-through-style="none" style:text-line-through-type="none" style:font-name="Segoe UI" fo:font-size="9pt" fo:font-style="normal" style:text-underline-style="none"/>
    </style:style>
    <style:style style:name="P9" style:family="paragraph">
      <loext:graphic-properties draw:fill-color="#ffffff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5.0953in" fo:min-width="6.921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3.6602in" fo:min-width="7.077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0.8846in" fo:min-width="7.378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1425in" fo:min-width="7.349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5043in" fo:min-width="7.31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3.0465in" fo:min-width="7.143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vertical-align="bottom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8335in" fo:min-width="7.2689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5173in" fo:min-width="7.3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0.4799in" fo:min-width="7.414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layername" form:control-implementation="ooo:com.sun.star.form.component.FixedText" xml:id="control1" form:id="control1" form:label="Player name:"/>
          <form:fixed-text form:name="speciesLabel" form:control-implementation="ooo:com.sun.star.form.component.FixedText" xml:id="control2" form:id="control2" form:label="Species:" form:for="control9"/>
          <form:fixed-text form:name="genderLabel" form:control-implementation="ooo:com.sun.star.form.component.FixedText" xml:id="control3" form:id="control3" form:label="Gender:" form:for="control10"/>
          <form:fixed-text form:name="appLabel" form:control-implementation="ooo:com.sun.star.form.component.FixedText" xml:id="control4" form:id="control4" form:label="Appearance:" form:for="control15"/>
          <form:fixed-text form:name="weightLabel" form:control-implementation="ooo:com.sun.star.form.component.FixedText" xml:id="control5" form:id="control5" form:label="Weight:" form:for="control14"/>
          <form:fixed-text form:name="ageLabel" form:control-implementation="ooo:com.sun.star.form.component.FixedText" xml:id="control6" form:id="control6" form:label="Age:" form:for="control8"/>
          <form:fixed-text form:name="charLabel" form:control-implementation="ooo:com.sun.star.form.component.FixedText" xml:id="control7" form:id="control7" form:label="Character name:"/>
          <form:text form:name="age" form:control-implementation="ooo:com.sun.star.form.component.TextField" xml:id="control8" form:id="control8" form:max-length="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max-length="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" form:control-implementation="ooo:com.sun.star.form.component.TextField" xml:id="control10" form:id="control10" form:max-length="1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1" form:id="control1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Label" form:control-implementation="ooo:com.sun.star.form.component.FixedText" xml:id="control12" form:id="control12" form:label="Height:" form:for="control13"/>
          <form:textarea form:name="height" form:control-implementation="ooo:com.sun.star.form.component.TextField" xml:id="control13" form:id="control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ght" form:control-implementation="ooo:com.sun.star.form.component.TextField" xml:id="control14" form:id="control14" form:max-length="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ppearance" form:control-implementation="ooo:com.sun.star.form.component.TextField" xml:id="control15" form:id="control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mightLabel" form:control-implementation="ooo:com.sun.star.form.component.FixedText" xml:id="control16" form:id="control16" form:label="Might:" form:for="control24"/>
          <form:fixed-text form:name="cunLabel" form:control-implementation="ooo:com.sun.star.form.component.FixedText" xml:id="control17" form:id="control17" form:label="Cunning:" form:for="control21"/>
          <form:fixed-text form:name="perLabel" form:control-implementation="ooo:com.sun.star.form.component.FixedText" xml:id="control18" form:id="control18" form:label="Perception:" form:for="control22"/>
          <form:fixed-text form:name="resolveLabel" form:control-implementation="ooo:com.sun.star.form.component.FixedText" xml:id="control19" form:id="control19" form:label="Resolve:" form:for="control23"/>
          <form:fixed-text form:name="herLabel" form:control-implementation="ooo:com.sun.star.form.component.FixedText" xml:id="control20" form:id="control20" form:label="Heroism:" form:for="control25"/>
          <form:textarea form:name="cunning" form:control-implementation="ooo:com.sun.star.form.component.TextField" xml:id="control21" form:id="control2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ception" form:control-implementation="ooo:com.sun.star.form.component.TextField" xml:id="control22" form:id="control2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solve" form:control-implementation="ooo:com.sun.star.form.component.TextField" xml:id="control23" form:id="control2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ght" form:control-implementation="ooo:com.sun.star.form.component.TextField" xml:id="control24" form:id="control2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eroism" form:control-implementation="ooo:com.sun.star.form.component.TextField" xml:id="control25" form:id="control2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Fightskill" form:control-implementation="ooo:com.sun.star.form.component.TextField" xml:id="control26" form:id="control26" form:readonly="true" form:current-value="Close-combat(P)" form:value="Close-combat(P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hootskill" form:control-implementation="ooo:com.sun.star.form.component.TextField" xml:id="control27" form:id="control27" form:readonly="true" form:current-value="Shooting (P)" form:value="Shooting (P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hrowskill" form:control-implementation="ooo:com.sun.star.form.component.TextField" xml:id="control28" form:id="control28" form:readonly="true" form:current-value="Throwing (P)" form:value="Throwing (P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warenessskill" form:control-implementation="ooo:com.sun.star.form.component.TextField" xml:id="control29" form:id="control29" form:readonly="true" form:current-value="Awareness (P)" form:value="Awareness (P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heleticsskill" form:control-implementation="ooo:com.sun.star.form.component.TextField" xml:id="control30" form:id="control30" form:readonly="true" form:current-value="Athletics (M)" form:value="Athletics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ightskill" form:control-implementation="ooo:com.sun.star.form.component.TextField" xml:id="control31" form:id="control31" form:readonly="true" form:current-value="Insight (C)" form:value="Insight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eiveskill" form:control-implementation="ooo:com.sun.star.form.component.TextField" xml:id="control32" form:id="control32" form:readonly="true" form:current-value="Deceive (C)" form:value="Deceiv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guiseskill" form:control-implementation="ooo:com.sun.star.form.component.TextField" xml:id="control33" form:id="control33" form:readonly="true" form:current-value="Disguise (C)" form:value="Disguis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adershipskill" form:control-implementation="ooo:com.sun.star.form.component.TextField" xml:id="control34" form:id="control34" form:readonly="true" form:current-value="Leadership (R)" form:value="Leadership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chanicsskill" form:control-implementation="ooo:com.sun.star.form.component.TextField" xml:id="control35" form:id="control35" form:readonly="true" form:current-value="Mechanical (P)" form:value="Mechanical (P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skill" form:control-implementation="ooo:com.sun.star.form.component.TextField" xml:id="control36" form:id="control36" form:readonly="true" form:current-value="Perform (R)" form:value="Perform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suadeskill" form:control-implementation="ooo:com.sun.star.form.component.TextField" xml:id="control37" form:id="control37" form:readonly="true" form:current-value="Persuade (R)" form:value="Persuade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lightofhandskill" form:control-implementation="ooo:com.sun.star.form.component.TextField" xml:id="control38" form:id="control38" form:readonly="true" form:current-value="Slight of hand (C)" form:value="Slight of hand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neakskill" form:control-implementation="ooo:com.sun.star.form.component.TextField" xml:id="control39" form:id="control39" form:readonly="true" form:current-value="Stealth (C)" form:value="Stealth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vivalskill" form:control-implementation="ooo:com.sun.star.form.component.TextField" xml:id="control40" form:id="control40" form:readonly="true" form:current-value="Survival (C)" form:value="Survival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hoot2" form:control-implementation="ooo:com.sun.star.form.component.TextField" xml:id="control41" form:id="control4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thletics2" form:control-implementation="ooo:com.sun.star.form.component.TextField" xml:id="control42" form:id="control4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hrow2" form:control-implementation="ooo:com.sun.star.form.component.TextField" xml:id="control43" form:id="control4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wareness2" form:control-implementation="ooo:com.sun.star.form.component.TextField" xml:id="control44" form:id="control4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ight2" form:control-implementation="ooo:com.sun.star.form.component.TextField" xml:id="control45" form:id="control4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ceive2" form:control-implementation="ooo:com.sun.star.form.component.TextField" xml:id="control46" form:id="control46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echanical2" form:control-implementation="ooo:com.sun.star.form.component.TextField" xml:id="control47" form:id="control47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isguise2" form:control-implementation="ooo:com.sun.star.form.component.TextField" xml:id="control48" form:id="control48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eadership2" form:control-implementation="ooo:com.sun.star.form.component.TextField" xml:id="control49" form:id="control49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sight2" form:control-implementation="ooo:com.sun.star.form.component.TextField" xml:id="control50" form:id="control50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suade2" form:control-implementation="ooo:com.sun.star.form.component.TextField" xml:id="control51" form:id="control5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urvival2" form:control-implementation="ooo:com.sun.star.form.component.TextField" xml:id="control52" form:id="control5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light2" form:control-implementation="ooo:com.sun.star.form.component.TextField" xml:id="control53" form:id="control5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neak2" form:control-implementation="ooo:com.sun.star.form.component.TextField" xml:id="control54" form:id="control5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form2" form:control-implementation="ooo:com.sun.star.form.component.TextField" xml:id="control55" form:id="control5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kill1" form:control-implementation="ooo:com.sun.star.form.component.TextField" xml:id="control56" form:id="control5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2" form:control-implementation="ooo:com.sun.star.form.component.TextField" xml:id="control57" form:id="control5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3" form:control-implementation="ooo:com.sun.star.form.component.TextField" xml:id="control58" form:id="control5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59" form:id="control5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60" form:id="control6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kill2-2" form:control-implementation="ooo:com.sun.star.form.component.TextField" xml:id="control61" form:id="control6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ill5-2" form:control-implementation="ooo:com.sun.star.form.component.TextField" xml:id="control62" form:id="control6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ill3-2" form:control-implementation="ooo:com.sun.star.form.component.TextField" xml:id="control63" form:id="control6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ill4-2" form:control-implementation="ooo:com.sun.star.form.component.TextField" xml:id="control64" form:id="control6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ill1-2" form:control-implementation="ooo:com.sun.star.form.component.TextField" xml:id="control65" form:id="control6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activeLabel" form:control-implementation="ooo:com.sun.star.form.component.FixedText" xml:id="control66" form:id="control66" form:label="Active powers"/>
          <form:textarea form:name="active1" form:control-implementation="ooo:com.sun.star.form.component.TextField" xml:id="control67" form:id="control6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2" form:control-implementation="ooo:com.sun.star.form.component.TextField" xml:id="control68" form:id="control6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3" form:control-implementation="ooo:com.sun.star.form.component.TextField" xml:id="control69" form:id="control6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1" form:control-implementation="ooo:com.sun.star.form.component.TextField" xml:id="control70" form:id="control7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2" form:control-implementation="ooo:com.sun.star.form.component.TextField" xml:id="control71" form:id="control7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3" form:control-implementation="ooo:com.sun.star.form.component.TextField" xml:id="control72" form:id="control7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assiveLabel" form:control-implementation="ooo:com.sun.star.form.component.FixedText" xml:id="control73" form:id="control73" form:label="Passive powers"/>
          <form:text form:name="attack1" form:control-implementation="ooo:com.sun.star.form.component.TextField" xml:id="control74" form:id="control74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2" form:control-implementation="ooo:com.sun.star.form.component.TextField" xml:id="control75" form:id="control75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3" form:control-implementation="ooo:com.sun.star.form.component.TextField" xml:id="control76" form:id="control76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ttackLabel" form:control-implementation="ooo:com.sun.star.form.component.FixedText" xml:id="control77" form:id="control77" form:label="Attack/Weapon"/>
          <form:fixed-text form:name="strikeLabel" form:control-implementation="ooo:com.sun.star.form.component.FixedText" xml:id="control78" form:id="control78" form:label="Aim"/>
          <form:fixed-text form:name="powerLabel" form:control-implementation="ooo:com.sun.star.form.component.FixedText" xml:id="control79" form:id="control79" form:label="Power"/>
          <form:fixed-text form:name="attackspecialLabel" form:control-implementation="ooo:com.sun.star.form.component.FixedText" xml:id="control80" form:id="control80" form:label="Special"/>
          <form:text form:name="attk1special" form:control-implementation="ooo:com.sun.star.form.component.TextField" xml:id="control81" form:id="control81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pecial" form:control-implementation="ooo:com.sun.star.form.component.TextField" xml:id="control82" form:id="control82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pecial" form:control-implementation="ooo:com.sun.star.form.component.TextField" xml:id="control83" form:id="control8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84" form:id="control84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trike" form:control-implementation="ooo:com.sun.star.form.component.TextField" xml:id="control85" form:id="control8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trike" form:control-implementation="ooo:com.sun.star.form.component.TextField" xml:id="control86" form:id="control86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87" form:id="control87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power" form:control-implementation="ooo:com.sun.star.form.component.TextField" xml:id="control88" form:id="control88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89" form:id="control89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rmourLabel" form:control-implementation="ooo:com.sun.star.form.component.FixedText" xml:id="control90" form:id="control90" form:label="Armour"/>
          <form:fixed-text form:name="toughLabel" form:control-implementation="ooo:com.sun.star.form.component.FixedText" xml:id="control91" form:id="control91" form:label="Toughness"/>
          <form:fixed-text form:name="armourspecialLabel" form:control-implementation="ooo:com.sun.star.form.component.FixedText" xml:id="control92" form:id="control92" form:label="Special"/>
          <form:text form:name="armour1special" form:control-implementation="ooo:com.sun.star.form.component.TextField" xml:id="control93" form:id="control93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94" form:id="control94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special" form:control-implementation="ooo:com.sun.star.form.component.TextField" xml:id="control95" form:id="control95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96" form:id="control96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97" form:id="control97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yernameval" form:control-implementation="ooo:com.sun.star.form.component.TextField" xml:id="control98" form:id="control98" form:tab-stop="true" form:max-length="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power" form:control-implementation="ooo:com.sun.star.form.component.TextField" xml:id="control99" form:id="control99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goldLabel" form:control-implementation="ooo:com.sun.star.form.component.FixedText" xml:id="control100" form:id="control100" form:label="Gold:" form:for="control103"/>
          <form:fixed-text form:name="silverLabel" form:control-implementation="ooo:com.sun.star.form.component.FixedText" xml:id="control101" form:id="control101" form:label="Silver:"/>
          <form:fixed-text form:name="copperLabel" form:control-implementation="ooo:com.sun.star.form.component.FixedText" xml:id="control102" form:id="control102" form:label="Copper:"/>
          <form:text form:name="goldVal" form:control-implementation="ooo:com.sun.star.form.component.TextField" xml:id="control103" form:id="control103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lverVal" form:control-implementation="ooo:com.sun.star.form.component.TextField" xml:id="control104" form:id="control104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pperVal" form:control-implementation="ooo:com.sun.star.form.component.TextField" xml:id="control105" form:id="control105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inventLabel" form:control-implementation="ooo:com.sun.star.form.component.FixedText" xml:id="control106" form:id="control106" form:label="Inventory"/>
          <form:fixed-text form:name="notesLabel" form:control-implementation="ooo:com.sun.star.form.component.FixedText" xml:id="control107" form:id="control107" form:label="Notes"/>
          <form:textarea form:name="inventory" form:control-implementation="ooo:com.sun.star.form.component.TextField" xml:id="control108" form:id="control10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tes" form:control-implementation="ooo:com.sun.star.form.component.TextField" xml:id="control109" form:id="control10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backgroundLabel" form:control-implementation="ooo:com.sun.star.form.component.FixedText" xml:id="control110" form:id="control110" form:label="Background:"/>
          <form:fixed-text form:name="IdealsLabel" form:control-implementation="ooo:com.sun.star.form.component.FixedText" xml:id="control111" form:id="control111" form:label="Ideals:"/>
          <form:fixed-text form:name="flawsLabel" form:control-implementation="ooo:com.sun.star.form.component.FixedText" xml:id="control112" form:id="control112" form:label="Flaws:"/>
          <form:fixed-text form:name="goalsLabel" form:control-implementation="ooo:com.sun.star.form.component.FixedText" xml:id="control113" form:id="control113" form:label="Goals:"/>
          <form:textarea form:name="ideals" form:control-implementation="ooo:com.sun.star.form.component.TextField" xml:id="control114" form:id="control1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ackground" form:control-implementation="ooo:com.sun.star.form.component.TextField" xml:id="control115" form:id="control1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116" form:id="control11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oals" form:control-implementation="ooo:com.sun.star.form.component.TextField" xml:id="control117" form:id="control11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shootbox" form:control-implementation="ooo:com.sun.star.form.component.CheckBox" xml:id="control118" form:id="control1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hrowbox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warebox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thbox" form:control-implementation="ooo:com.sun.star.form.component.CheckBox" xml:id="control121" form:id="control1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ightbox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ceivebox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isguisebox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eaderbox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echanicbox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leightbox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neakbox" form:control-implementation="ooo:com.sun.star.form.component.CheckBox" xml:id="control128" form:id="control1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rvivebox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suadebox" form:control-implementation="ooo:com.sun.star.form.component.CheckBox" xml:id="control130" form:id="control1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formbox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4" form:id="control1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5" form:id="control1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cbox" form:control-implementation="ooo:com.sun.star.form.component.CheckBox" xml:id="control137" form:id="control1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rmour1" form:control-implementation="ooo:com.sun.star.form.component.TextField" xml:id="control138" form:id="control138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pprofs" form:control-implementation="ooo:com.sun.star.form.component.TextField" xml:id="control139" form:id="control139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40" form:id="control140" form:label="Deflect: "/>
          <form:fixed-text form:name="weproflabel" form:control-implementation="ooo:com.sun.star.form.component.FixedText" xml:id="control141" form:id="control141" form:label="Proficiencies: "/>
          <form:fixed-text form:name="weproflabel" form:control-implementation="ooo:com.sun.star.form.component.FixedText" xml:id="control142" form:id="control142" form:label="Proficiencies: "/>
          <form:text form:name="skill5" form:control-implementation="ooo:com.sun.star.form.component.TextField" xml:id="control143" form:id="control14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kill5-2" form:control-implementation="ooo:com.sun.star.form.component.TextField" xml:id="control144" form:id="control14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145" form:id="control1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46" form:id="control14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47" form:id="control14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48" form:id="control14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49" form:id="control1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0" form:id="control1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1" form:id="control1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skill5-2" form:control-implementation="ooo:com.sun.star.form.component.TextField" xml:id="control152" form:id="control15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ill4-2" form:control-implementation="ooo:com.sun.star.form.component.TextField" xml:id="control153" form:id="control15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ill5-2" form:control-implementation="ooo:com.sun.star.form.component.TextField" xml:id="control154" form:id="control15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Label Field 2" form:control-implementation="ooo:com.sun.star.form.component.FixedText" xml:id="control155" form:id="control155" form:label="Experience:"/>
          <form:text form:name="Text Box 1" form:control-implementation="ooo:com.sun.star.form.component.TextField" xml:id="control156" form:id="control156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57" form:id="control157" form:label="Endurance: "/>
          <form:fixed-text form:name="Label Field 1" form:control-implementation="ooo:com.sun.star.form.component.FixedText" xml:id="control158" form:id="control158" form:label="/"/>
          <form:fixed-text form:name="Label Field 1" form:control-implementation="ooo:com.sun.star.form.component.FixedText" xml:id="control159" form:id="control159" form:label="Wounds: "/>
          <form:text form:name="armourtough1" form:control-implementation="ooo:com.sun.star.form.component.TextField" xml:id="control160" form:id="control160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ontrol text:anchor-type="paragraph" draw:z-index="4" draw:name="Shape5" draw:style-name="gr1" draw:text-style-name="P2" svg:width="0.7878in" svg:height="0.1969in" svg:x="-0.0008in" svg:y="0.3929in" draw:control="control2"/><draw:control text:anchor-type="paragraph" draw:z-index="5" draw:name="Shape6" draw:style-name="gr1" draw:text-style-name="P2" svg:width="0.5906in" svg:height="0.1976in" svg:x="2.5516in" svg:y="0.4193in" draw:control="control3"/><draw:control text:anchor-type="paragraph" draw:z-index="6" draw:name="Shape7" draw:style-name="gr1" draw:text-style-name="P2" svg:width="0.7878in" svg:height="0.1969in" svg:x="0.0618in" svg:y="0.8228in" draw:control="control4"/><draw:control text:anchor-type="paragraph" draw:z-index="7" draw:name="Shape8" draw:style-name="gr1" draw:text-style-name="P2" svg:width="0.5913in" svg:height="0.1969in" svg:x="4.2165in" svg:y="0.4165in" draw:control="control12"/><draw:control text:anchor-type="paragraph" draw:z-index="8" draw:name="Shape9" draw:style-name="gr1" draw:text-style-name="P2" svg:width="0.5913in" svg:height="0.1969in" svg:x="5.5854in" svg:y="0.4118in" draw:control="control5"/><draw:control text:anchor-type="paragraph" draw:z-index="9" draw:name="Shape10" draw:style-name="gr1" draw:text-style-name="P2" svg:width="0.3941in" svg:height="0.1969in" svg:x="6.0134in" svg:y="0.0209in" draw:control="control6"/><draw:custom-shape text:anchor-type="paragraph" draw:z-index="1" draw:name="Shape11" draw:style-name="gr16" draw:text-style-name="P9" svg:width="7.4815in" svg:height="1.6969in" svg:x="-0.1071in" svg:y="-0.1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0" draw:name="Shape12" draw:style-name="gr2" draw:text-style-name="P4" svg:width="0.5161in" svg:height="0.2406in" svg:x="6.4071in" svg:y="-0.0228in" draw:control="control8"/><draw:control text:anchor-type="paragraph" draw:z-index="11" draw:name="Shape14" draw:style-name="gr2" draw:text-style-name="P4" svg:width="1.7079in" svg:height="0.2406in" svg:x="0.6299in" svg:y="0.4098in" draw:control="control9"/><draw:control text:anchor-type="paragraph" draw:z-index="12" draw:name="Shape15" draw:style-name="gr2" draw:text-style-name="P4" svg:width="0.9843in" svg:height="0.2406in" svg:x="3.0429in" svg:y="0.4193in" draw:control="control10"/><draw:control text:anchor-type="paragraph" draw:z-index="3" draw:name="Shape3" draw:style-name="gr1" draw:text-style-name="P2" svg:width="0.9843in" svg:height="0.1976in" svg:x="2.5091in" svg:y="0.0071in" draw:control="control7"/><draw:control text:anchor-type="paragraph" draw:z-index="14" draw:name="Shape4" draw:style-name="gr2" draw:text-style-name="P4" svg:width="2.3386in" svg:height="0.2406in" svg:x="3.5327in" svg:y="-0.0154in" draw:control="control11"/><draw:control text:anchor-type="paragraph" draw:z-index="15" draw:name="Shape17" draw:style-name="gr2" draw:text-style-name="P4" svg:width="0.6724in" svg:height="0.2406in" svg:x="4.6937in" svg:y="0.4165in" draw:control="control13"/><draw:control text:anchor-type="paragraph" draw:z-index="16" draw:name="Shape17_0" draw:style-name="gr2" draw:text-style-name="P4" svg:width="0.6724in" svg:height="0.2406in" svg:x="6.0898in" svg:y="0.3984in" draw:control="control14"/><draw:control text:anchor-type="paragraph" draw:z-index="17" draw:name="Shape16" draw:style-name="gr5" draw:text-style-name="P4" svg:width="6.2661in" svg:height="0.6004in" svg:x="0.8492in" svg:y="0.8445in" draw:control="control15"/><draw:control text:anchor-type="paragraph" draw:z-index="18" draw:name="Shape18" draw:style-name="gr1" draw:text-style-name="P2" svg:width="0.6724in" svg:height="0.1776in" svg:x="0.6984in" svg:y="1.7555in" draw:control="control16"/><draw:control text:anchor-type="paragraph" draw:z-index="19" draw:name="Shape18_0" draw:style-name="gr1" draw:text-style-name="P2" svg:width="0.6724in" svg:height="0.1776in" svg:x="1.7in" svg:y="1.7598in" draw:control="control17"/><draw:control text:anchor-type="paragraph" draw:z-index="20" draw:name="Shape18_1" draw:style-name="gr1" draw:text-style-name="P2" svg:width="0.6724in" svg:height="0.1776in" svg:x="2.9in" svg:y="1.7598in" draw:control="control18"/><draw:control text:anchor-type="paragraph" draw:z-index="21" draw:name="Shape18_2" draw:style-name="gr1" draw:text-style-name="P2" svg:width="0.537in" svg:height="0.1776in" svg:x="4.2098in" svg:y="1.7598in" draw:control="control19"/><draw:control text:anchor-type="paragraph" draw:z-index="22" draw:name="Shape18_3" draw:style-name="gr1" draw:text-style-name="P2" svg:width="0.5823in" svg:height="0.1776in" svg:x="5.8335in" svg:y="1.7598in" draw:control="control20"/><draw:control text:anchor-type="paragraph" draw:z-index="23" draw:name="Shape17_1" draw:style-name="gr2" draw:text-style-name="P4" svg:width="0.376in" svg:height="0.2406in" svg:x="2.2917in" svg:y="1.7598in" draw:control="control21"/><draw:control text:anchor-type="paragraph" draw:z-index="24" draw:name="Shape17_2" draw:style-name="gr2" draw:text-style-name="P4" svg:width="0.376in" svg:height="0.2406in" svg:x="3.6201in" svg:y="1.7598in" draw:control="control22"/><draw:control text:anchor-type="paragraph" draw:z-index="25" draw:name="Shape17_4" draw:style-name="gr2" draw:text-style-name="P4" svg:width="0.376in" svg:height="0.2406in" svg:x="4.8in" svg:y="1.7598in" draw:control="control23"/><draw:control text:anchor-type="paragraph" draw:z-index="26" draw:name="Shape17_3" draw:style-name="gr2" draw:text-style-name="P4" svg:width="0.376in" svg:height="0.2406in" svg:x="1.172in" svg:y="1.7598in" draw:control="control24"/><draw:control text:anchor-type="paragraph" draw:z-index="27" draw:name="Shape17_5" draw:style-name="gr2" draw:text-style-name="P4" svg:width="0.376in" svg:height="0.2406in" svg:x="6.4689in" svg:y="1.7598in" draw:control="control25"/><draw:custom-shape text:anchor-type="paragraph" draw:z-index="0" draw:name="Shape11_1" draw:style-name="gr17" draw:text-style-name="P9" svg:width="7.4815in" svg:height="0.5469in" svg:x="-0.102in" svg:y="1.6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1_0" draw:style-name="gr13" draw:text-style-name="P9" svg:width="7.4815in" svg:height="2.0461in" svg:x="-0.0807in" svg:y="2.1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29" draw:name="Shape13" draw:style-name="gr5" draw:text-style-name="P6" svg:width="1.1406in" svg:height="0.2406in" svg:x="-0.0193in" svg:y="2.3402in" draw:control="control26"/><draw:control text:anchor-type="paragraph" draw:z-index="30" draw:name="Shape13_0" draw:style-name="gr5" draw:text-style-name="P6" svg:width="1.1406in" svg:height="0.2406in" svg:x="-0.0193in" svg:y="2.6598in" draw:control="control27"/><draw:control text:anchor-type="paragraph" draw:z-index="31" draw:name="Shape13_1" draw:style-name="gr5" draw:text-style-name="P6" svg:width="1.1406in" svg:height="0.2406in" svg:x="-0.0193in" svg:y="2.9598in" draw:control="control28"/><draw:control text:anchor-type="paragraph" draw:z-index="32" draw:name="Shape13_2" draw:style-name="gr5" draw:text-style-name="P6" svg:width="1.1406in" svg:height="0.2406in" svg:x="-0.0193in" svg:y="3.2598in" draw:control="control29"/><draw:control text:anchor-type="paragraph" draw:z-index="33" draw:name="Shape13_3" draw:style-name="gr5" draw:text-style-name="P6" svg:width="1.1406in" svg:height="0.2406in" svg:x="-0.0193in" svg:y="3.5598in" draw:control="control30"/><draw:control text:anchor-type="paragraph" draw:z-index="34" draw:name="Shape13_4" draw:style-name="gr2" draw:text-style-name="P6" svg:width="1.0406in" svg:height="0.2406in" svg:x="1.6902in" svg:y="2.661in" draw:control="control31"/><draw:control text:anchor-type="paragraph" draw:z-index="35" draw:name="Shape13_5" draw:style-name="gr2" draw:text-style-name="P6" svg:width="1.1421in" svg:height="0.2406in" svg:x="-0.0189in" svg:y="3.8283in" draw:control="control32"/><draw:control text:anchor-type="paragraph" draw:z-index="36" draw:name="Shape13_6" draw:style-name="gr2" draw:text-style-name="P6" svg:width="1.0406in" svg:height="0.2406in" svg:x="1.6902in" svg:y="2.339in" draw:control="control33"/><draw:control text:anchor-type="paragraph" draw:z-index="37" draw:name="Shape13_7" draw:style-name="gr2" draw:text-style-name="P6" svg:width="1.0406in" svg:height="0.2406in" svg:x="1.6902in" svg:y="2.9602in" draw:control="control34"/><draw:control text:anchor-type="paragraph" draw:z-index="38" draw:name="Shape13_8" draw:style-name="gr2" draw:text-style-name="P6" svg:width="1.0406in" svg:height="0.2406in" svg:x="1.6902in" svg:y="3.2598in" draw:control="control35"/><draw:control text:anchor-type="paragraph" draw:z-index="39" draw:name="Shape13_9" draw:style-name="gr2" draw:text-style-name="P6" svg:width="1.0398in" svg:height="0.2406in" svg:x="1.689in" svg:y="3.5598in" draw:control="control36"/><draw:control text:anchor-type="paragraph" draw:z-index="40" draw:name="Shape13_10" draw:style-name="gr2" draw:text-style-name="P6" svg:width="1.0398in" svg:height="0.2406in" svg:x="1.689in" svg:y="3.8272in" draw:control="control37"/><draw:control text:anchor-type="paragraph" draw:z-index="41" draw:name="Shape13_11" draw:style-name="gr2" draw:text-style-name="P6" svg:width="1.2713in" svg:height="0.248in" svg:x="3.3402in" svg:y="2.3402in" draw:control="control38"/><draw:control text:anchor-type="paragraph" draw:z-index="42" draw:name="Shape13_12" draw:style-name="gr2" draw:text-style-name="P6" svg:width="1.2713in" svg:height="0.2406in" svg:x="3.3402in" svg:y="2.6598in" draw:control="control39"/><draw:control text:anchor-type="paragraph" draw:z-index="43" draw:name="Shape13_13" draw:style-name="gr2" draw:text-style-name="P6" svg:width="1.2713in" svg:height="0.2406in" svg:x="3.3402in" svg:y="2.9598in" draw:control="control40"/><draw:control text:anchor-type="paragraph" draw:z-index="59" draw:name="Shape13_14" draw:style-name="gr2" draw:text-style-name="P6" svg:width="1.2705in" svg:height="0.2406in" svg:x="5.3598in" svg:y="2.3402in" draw:control="control56"/><draw:control text:anchor-type="paragraph" draw:z-index="60" draw:name="Shape13_15" draw:style-name="gr2" draw:text-style-name="P6" svg:width="1.2705in" svg:height="0.2406in" svg:x="5.3508in" svg:y="2.6598in" draw:control="control57"/><draw:control text:anchor-type="paragraph" draw:z-index="61" draw:name="Shape13_16" draw:style-name="gr2" draw:text-style-name="P6" svg:width="1.2705in" svg:height="0.2406in" svg:x="5.3472in" svg:y="2.9598in" draw:control="control58"/><draw:control text:anchor-type="paragraph" draw:z-index="62" draw:name="Shape13_17" draw:style-name="gr2" draw:text-style-name="P6" svg:width="1.2705in" svg:height="0.2406in" svg:x="5.3472in" svg:y="3.2598in" draw:control="control59"/><draw:control text:anchor-type="paragraph" draw:z-index="63" draw:name="Shape13_18" draw:style-name="gr2" draw:text-style-name="P6" svg:width="1.2705in" svg:height="0.2406in" svg:x="5.3465in" svg:y="3.5598in" draw:control="control60"/><draw:control text:anchor-type="paragraph" draw:z-index="64" draw:name="Shape19_34" draw:style-name="gr2" draw:text-style-name="P4" svg:width="0.2406in" svg:height="0.2406in" svg:x="7.0201in" svg:y="2.6598in" draw:control="control61"/><draw:control text:anchor-type="paragraph" draw:z-index="65" draw:name="Shape19_35" draw:style-name="gr2" draw:text-style-name="P4" svg:width="0.2406in" svg:height="0.2406in" svg:x="7.0193in" svg:y="3.5598in" draw:control="control62"/><draw:control text:anchor-type="paragraph" draw:z-index="66" draw:name="Shape19_36" draw:style-name="gr2" draw:text-style-name="P4" svg:width="0.2406in" svg:height="0.2406in" svg:x="7.0201in" svg:y="2.9598in" draw:control="control63"/><draw:control text:anchor-type="paragraph" draw:z-index="67" draw:name="Shape19_37" draw:style-name="gr2" draw:text-style-name="P4" svg:width="0.2406in" svg:height="0.2406in" svg:x="7.0201in" svg:y="3.2598in" draw:control="control64"/><draw:control text:anchor-type="paragraph" draw:z-index="68" draw:name="Shape19_38" draw:style-name="gr2" draw:text-style-name="P4" svg:width="0.2406in" svg:height="0.2406in" svg:x="7.0201in" svg:y="2.3402in" draw:control="control65"/><draw:custom-shape text:anchor-type="paragraph" draw:z-index="69" draw:name="Shape11_2" draw:style-name="gr11" draw:text-style-name="P7" svg:width="7.4886in" svg:height="3.3913in" svg:x="-0.1953in" svg:y="4.26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70" draw:name="Shape20" draw:style-name="gr1" draw:text-style-name="P2" svg:width="0.985in" svg:height="0.224in" svg:x="1.0063in" svg:y="4.3083in" draw:control="control66"/><draw:control text:anchor-type="paragraph" draw:z-index="71" draw:name="Shape13_19" draw:style-name="gr5" draw:text-style-name="P4" svg:width="3.4406in" svg:height="0.9004in" svg:x="0.0181in" svg:y="4.5783in" draw:control="control67"/><draw:control text:anchor-type="paragraph" draw:z-index="72" draw:name="Shape13_20" draw:style-name="gr5" draw:text-style-name="P4" svg:width="3.4406in" svg:height="0.9004in" svg:x="0.0181in" svg:y="5.5165in" draw:control="control68"/><draw:control text:anchor-type="paragraph" draw:z-index="73" draw:name="Shape13_21" draw:style-name="gr5" draw:text-style-name="P4" svg:width="3.4406in" svg:height="0.9004in" svg:x="0.0146in" svg:y="6.4846in" draw:control="control69"/><draw:control text:anchor-type="paragraph" draw:z-index="74" draw:name="Shape13_22" draw:style-name="gr5" draw:text-style-name="P4" svg:width="3.4406in" svg:height="0.9004in" svg:x="3.6862in" svg:y="4.5772in" draw:control="control70"/><draw:control text:anchor-type="paragraph" draw:z-index="75" draw:name="Shape13_23" draw:style-name="gr5" draw:text-style-name="P4" svg:width="3.4406in" svg:height="0.9004in" svg:x="3.6882in" svg:y="5.5165in" draw:control="control71"/><draw:control text:anchor-type="paragraph" draw:z-index="76" draw:name="Shape13_24" draw:style-name="gr5" draw:text-style-name="P4" svg:width="3.4406in" svg:height="0.9004in" svg:x="3.6882in" svg:y="6.4866in" draw:control="control72"/><draw:control text:anchor-type="paragraph" draw:z-index="77" draw:name="Shape20_0" draw:style-name="gr1" draw:text-style-name="P2" svg:width="1.3496in" svg:height="0.224in" svg:x="5.1402in" svg:y="4.322in" draw:control="control73"/><draw:custom-shape text:anchor-type="paragraph" draw:z-index="78" draw:name="Shape11_3" draw:style-name="gr10" draw:text-style-name="P7" svg:width="7.4886in" svg:height="1.6823in" svg:x="-0.1638in" svg:y="7.6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79" draw:name="Shape13_25" draw:style-name="gr2" draw:text-style-name="P4" svg:width="2.1358in" svg:height="0.2406in" svg:x="0.0693in" svg:y="7.9673in" draw:control="control74"/><draw:control text:anchor-type="paragraph" draw:z-index="80" draw:name="Shape13_26" draw:style-name="gr2" draw:text-style-name="P4" svg:width="2.1358in" svg:height="0.2406in" svg:x="0.0571in" svg:y="8.3272in" draw:control="control75"/><draw:control text:anchor-type="paragraph" draw:z-index="81" draw:name="Shape13_27" draw:style-name="gr2" draw:text-style-name="P4" svg:width="2.1358in" svg:height="0.2406in" svg:x="0.0689in" svg:y="8.6866in" draw:control="control76"/><draw:control text:anchor-type="paragraph" draw:z-index="82" draw:name="Shape21" draw:style-name="gr1" draw:text-style-name="P2" svg:width="0.9398in" svg:height="0.2449in" svg:x="0.6055in" svg:y="7.7272in" draw:control="control77"/><draw:control text:anchor-type="paragraph" draw:z-index="83" draw:name="Shape22" draw:style-name="gr1" draw:text-style-name="P2" svg:width="0.7815in" svg:height="0.2551in" svg:x="2.8618in" svg:y="7.6984in" draw:control="control78"/><draw:control text:anchor-type="paragraph" draw:z-index="84" draw:name="Shape23" draw:style-name="gr1" draw:text-style-name="P2" svg:width="0.4843in" svg:height="0.2087in" svg:x="3.8882in" svg:y="7.7272in" draw:control="control79"/><draw:control text:anchor-type="paragraph" draw:z-index="85" draw:name="Shape24" draw:style-name="gr1" draw:text-style-name="P2" svg:width="0.6949in" svg:height="0.1933in" svg:x="5.4874in" svg:y="7.7272in" draw:control="control80"/><draw:control text:anchor-type="paragraph" draw:z-index="86" draw:name="Shape13_28" draw:style-name="gr2" draw:text-style-name="P4" svg:width="2.2094in" svg:height="0.2406in" svg:x="4.7799in" svg:y="7.9673in" draw:control="control81"/><draw:control text:anchor-type="paragraph" draw:z-index="87" draw:name="Shape13_29" draw:style-name="gr2" draw:text-style-name="P4" svg:width="2.2094in" svg:height="0.2406in" svg:x="4.7783in" svg:y="8.3272in" draw:control="control82"/><draw:control text:anchor-type="paragraph" draw:z-index="88" draw:name="Shape13_30" draw:style-name="gr2" draw:text-style-name="P4" svg:width="2.2094in" svg:height="0.2406in" svg:x="4.7909in" svg:y="8.6866in" draw:control="control83"/><draw:control text:anchor-type="paragraph" draw:z-index="89" draw:name="Shape13_31" draw:style-name="gr2" draw:text-style-name="P4" svg:width="0.9453in" svg:height="0.2406in" svg:x="2.5201in" svg:y="7.9673in" draw:control="control84"/><draw:control text:anchor-type="paragraph" draw:z-index="90" draw:name="Shape13_32" draw:style-name="gr2" draw:text-style-name="P4" svg:width="0.9453in" svg:height="0.2406in" svg:x="2.5146in" svg:y="8.3272in" draw:control="control85"/><draw:control text:anchor-type="paragraph" draw:z-index="91" draw:name="Shape13_33" draw:style-name="gr2" draw:text-style-name="P4" svg:width="0.9453in" svg:height="0.2406in" svg:x="2.5193in" svg:y="8.6866in" draw:control="control86"/><draw:control text:anchor-type="paragraph" draw:z-index="92" draw:name="Shape13_34" draw:style-name="gr2" draw:text-style-name="P4" svg:width="0.9453in" svg:height="0.2406in" svg:x="3.6091in" svg:y="7.9673in" draw:control="control87"/><draw:control text:anchor-type="paragraph" draw:z-index="93" draw:name="Shape13_35" draw:style-name="gr2" draw:text-style-name="P4" svg:width="0.9453in" svg:height="0.2406in" svg:x="3.598in" svg:y="8.3272in" draw:control="control99"/><draw:control text:anchor-type="paragraph" draw:z-index="94" draw:name="Shape13_36" draw:style-name="gr2" draw:text-style-name="P4" svg:width="0.9453in" svg:height="0.2406in" svg:x="3.6083in" svg:y="8.6866in" draw:control="control88"/><draw:control text:anchor-type="paragraph" draw:z-index="96" draw:name="Shape13_37" draw:style-name="gr2" draw:text-style-name="P4" svg:width="2.3516in" svg:height="0.2406in" svg:x="0.0701in" svg:y="9.6665in" draw:control="control89"/><draw:control text:anchor-type="paragraph" draw:z-index="97" draw:name="Shape21_0" draw:style-name="gr1" draw:text-style-name="P2" svg:width="1.035in" svg:height="0.2449in" svg:x="0.6602in" svg:y="9.422in" draw:control="control90"/><draw:control text:anchor-type="paragraph" draw:z-index="98" draw:name="Shape23_0" draw:style-name="gr1" draw:text-style-name="P2" svg:width="0.7067in" svg:height="0.2087in" svg:x="2.9339in" svg:y="9.4437in" draw:control="control91"/><draw:control text:anchor-type="paragraph" draw:z-index="99" draw:name="Shape24_0" draw:style-name="gr1" draw:text-style-name="P2" svg:width="0.7815in" svg:height="0.1933in" svg:x="5.2201in" svg:y="9.422in" draw:control="control92"/><draw:control text:anchor-type="paragraph" draw:z-index="100" draw:name="Shape13_38" draw:style-name="gr2" draw:text-style-name="P4" svg:width="2.4835in" svg:height="0.2406in" svg:x="4.4382in" svg:y="9.6665in" draw:control="control93"/><draw:control text:anchor-type="paragraph" draw:z-index="101" draw:name="Shape13_40" draw:style-name="gr2" draw:text-style-name="P4" svg:width="1.1142in" svg:height="0.2406in" svg:x="2.7417in" svg:y="9.6665in" draw:control="control94"/><draw:control text:anchor-type="paragraph" draw:z-index="102" draw:name="Shape13_41" draw:style-name="gr2" draw:text-style-name="P4" svg:width="2.9567in" svg:height="0.2406in" svg:x="3.9591in" svg:y="10.0264in" draw:control="control95"/><draw:control text:anchor-type="paragraph" draw:z-index="103" draw:name="Shape13_42" draw:style-name="gr2" draw:text-style-name="P4" svg:width="0.5622in" svg:height="0.2406in" svg:x="1.4075in" svg:y="10.0043in" draw:control="control96"/><draw:control text:anchor-type="paragraph" draw:z-index="104" draw:name="Shape13_43" draw:style-name="gr2" draw:text-style-name="P4" svg:width="2.3906in" svg:height="0.2406in" svg:x="4.6516in" svg:y="10.3598in" draw:control="control97"/><draw:control text:anchor-type="paragraph" draw:z-index="54" draw:name="Shape19_24" draw:style-name="gr2" draw:text-style-name="P4" svg:width="0.2406in" svg:height="0.2406in" svg:x="4.9701in" svg:y="2.6598in" draw:control="control51"/><draw:control text:anchor-type="paragraph" draw:z-index="55" draw:name="Shape19_25" draw:style-name="gr2" draw:text-style-name="P4" svg:width="0.2406in" svg:height="0.2406in" svg:x="3.0398in" svg:y="3.5598in" draw:control="control52"/><draw:control text:anchor-type="paragraph" draw:z-index="56" draw:name="Shape19_26" draw:style-name="gr2" draw:text-style-name="P4" svg:width="0.2406in" svg:height="0.2406in" svg:x="4.9701in" svg:y="2.9598in" draw:control="control53"/><draw:control text:anchor-type="paragraph" draw:z-index="57" draw:name="Shape19_27" draw:style-name="gr2" draw:text-style-name="P4" svg:width="0.2406in" svg:height="0.2406in" svg:x="3.0398in" svg:y="3.8272in" draw:control="control54"/><draw:control text:anchor-type="paragraph" draw:z-index="58" draw:name="Shape19_28" draw:style-name="gr2" draw:text-style-name="P4" svg:width="0.2406in" svg:height="0.2406in" svg:x="4.9701in" svg:y="2.3402in" draw:control="control55"/><draw:control text:anchor-type="paragraph" draw:z-index="49" draw:name="Shape19_14" draw:style-name="gr2" draw:text-style-name="P4" svg:width="0.2406in" svg:height="0.2406in" svg:x="1.3898in" svg:y="3.8272in" draw:control="control46"/><draw:control text:anchor-type="paragraph" draw:z-index="50" draw:name="Shape19_15" draw:style-name="gr2" draw:text-style-name="P4" svg:width="0.2406in" svg:height="0.2406in" svg:x="3.0402in" svg:y="3.2598in" draw:control="control47"/><draw:control text:anchor-type="paragraph" draw:z-index="51" draw:name="Shape19_16" draw:style-name="gr2" draw:text-style-name="P4" svg:width="0.2406in" svg:height="0.2406in" svg:x="3.0402in" svg:y="2.339in" draw:control="control48"/><draw:control text:anchor-type="paragraph" draw:z-index="52" draw:name="Shape19_17" draw:style-name="gr2" draw:text-style-name="P4" svg:width="0.2406in" svg:height="0.2406in" svg:x="3.0402in" svg:y="2.9602in" draw:control="control49"/><draw:control text:anchor-type="paragraph" draw:z-index="53" draw:name="Shape19_18" draw:style-name="gr2" draw:text-style-name="P4" svg:width="0.2406in" svg:height="0.2406in" svg:x="3.0402in" svg:y="2.661in" draw:control="control50"/><draw:control text:anchor-type="paragraph" draw:z-index="44" draw:name="Shape19_4" draw:style-name="gr12" draw:text-style-name="P8" svg:width="0.2406in" svg:height="0.2406in" svg:x="1.3902in" svg:y="2.6598in" draw:control="control41"/><draw:control text:anchor-type="paragraph" draw:z-index="45" draw:name="Shape19_5" draw:style-name="gr12" draw:text-style-name="P8" svg:width="0.2406in" svg:height="0.2406in" svg:x="1.3902in" svg:y="3.5598in" draw:control="control42"/><draw:control text:anchor-type="paragraph" draw:z-index="46" draw:name="Shape19_6" draw:style-name="gr12" draw:text-style-name="P8" svg:width="0.2406in" svg:height="0.2406in" svg:x="1.3902in" svg:y="2.9598in" draw:control="control43"/><draw:control text:anchor-type="paragraph" draw:z-index="47" draw:name="Shape19_7" draw:style-name="gr12" draw:text-style-name="P8" svg:width="0.2406in" svg:height="0.2406in" svg:x="1.3902in" svg:y="3.2598in" draw:control="control44"/><draw:control text:anchor-type="paragraph" draw:z-index="48" draw:name="Shape19_8" draw:style-name="gr12" draw:text-style-name="P8" svg:width="0.2406in" svg:height="0.2406in" svg:x="1.3902in" svg:y="2.3402in" draw:control="control45"/><draw:control text:anchor-type="paragraph" draw:z-index="126" draw:name="Shape37" draw:style-name="gr1" draw:text-style-name="P5" svg:width="0.2039in" svg:height="0.224in" svg:x="1.1799in" svg:y="2.3402in" draw:control="control137"/><draw:control text:anchor-type="paragraph" draw:z-index="127" draw:name="Shape37_0" draw:style-name="gr1" draw:text-style-name="P5" svg:width="0.1504in" svg:height="0.224in" svg:x="1.1799in" svg:y="2.6598in" draw:control="control118"/><draw:control text:anchor-type="paragraph" draw:z-index="128" draw:name="Shape37_1" draw:style-name="gr1" draw:text-style-name="P5" svg:width="0.2039in" svg:height="0.224in" svg:x="1.1799in" svg:y="2.9598in" draw:control="control119"/><draw:control text:anchor-type="paragraph" draw:z-index="129" draw:name="Shape37_2" draw:style-name="gr1" draw:text-style-name="P5" svg:width="0.2039in" svg:height="0.224in" svg:x="1.1799in" svg:y="3.2598in" draw:control="control120"/><draw:control text:anchor-type="paragraph" draw:z-index="130" draw:name="Shape37_3" draw:style-name="gr1" draw:text-style-name="P5" svg:width="0.2039in" svg:height="0.224in" svg:x="1.1799in" svg:y="3.5598in" draw:control="control121"/><draw:control text:anchor-type="paragraph" draw:z-index="131" draw:name="Shape37_4" draw:style-name="gr1" draw:text-style-name="P5" svg:width="0.2039in" svg:height="0.224in" svg:x="2.8201in" svg:y="2.661in" draw:control="control122"/><draw:control text:anchor-type="paragraph" draw:z-index="132" draw:name="Shape37_5" draw:style-name="gr1" draw:text-style-name="P5" svg:width="0.1504in" svg:height="0.224in" svg:x="1.1811in" svg:y="3.8272in" draw:control="control123"/><draw:control text:anchor-type="paragraph" draw:z-index="133" draw:name="Shape37_6" draw:style-name="gr1" draw:text-style-name="P5" svg:width="0.2039in" svg:height="0.224in" svg:x="2.8201in" svg:y="2.339in" draw:control="control124"/><draw:control text:anchor-type="paragraph" draw:z-index="134" draw:name="Shape37_7" draw:style-name="gr1" draw:text-style-name="P5" svg:width="0.2039in" svg:height="0.224in" svg:x="2.8201in" svg:y="2.9602in" draw:control="control125"/><draw:control text:anchor-type="paragraph" draw:z-index="135" draw:name="Shape37_8" draw:style-name="gr1" draw:text-style-name="P5" svg:width="0.2039in" svg:height="0.224in" svg:x="2.8201in" svg:y="3.2598in" draw:control="control126"/><draw:control text:anchor-type="paragraph" draw:z-index="136" draw:name="Shape37_9" draw:style-name="gr1" draw:text-style-name="P5" svg:width="0.2039in" svg:height="0.224in" svg:x="4.7in" svg:y="2.3402in" draw:control="control127"/><draw:control text:anchor-type="paragraph" draw:z-index="137" draw:name="Shape37_10" draw:style-name="gr1" draw:text-style-name="P5" svg:width="0.1504in" svg:height="0.224in" svg:x="4.7in" svg:y="2.6598in" draw:control="control128"/><draw:control text:anchor-type="paragraph" draw:z-index="138" draw:name="Shape37_11" draw:style-name="gr1" draw:text-style-name="P5" svg:width="0.2039in" svg:height="0.224in" svg:x="4.7in" svg:y="2.9598in" draw:control="control129"/><draw:control text:anchor-type="paragraph" draw:z-index="139" draw:name="Shape37_12" draw:style-name="gr1" draw:text-style-name="P5" svg:width="0.2039in" svg:height="0.224in" svg:x="2.8189in" svg:y="3.8272in" draw:control="control130"/><draw:control text:anchor-type="paragraph" draw:z-index="140" draw:name="Shape37_13" draw:style-name="gr1" draw:text-style-name="P5" svg:width="0.2039in" svg:height="0.224in" svg:x="2.8189in" svg:y="3.5598in" draw:control="control131"/><draw:control text:anchor-type="paragraph" draw:z-index="141" draw:name="Shape37_14" draw:style-name="gr1" draw:text-style-name="P5" svg:width="0.2039in" svg:height="0.224in" svg:x="6.75in" svg:y="2.3402in" draw:control="control132"/><draw:control text:anchor-type="paragraph" draw:z-index="142" draw:name="Shape37_15" draw:style-name="gr1" draw:text-style-name="P5" svg:width="0.1504in" svg:height="0.224in" svg:x="6.75in" svg:y="2.6598in" draw:control="control133"/><draw:control text:anchor-type="paragraph" draw:z-index="143" draw:name="Shape37_16" draw:style-name="gr1" draw:text-style-name="P5" svg:width="0.2039in" svg:height="0.224in" svg:x="6.75in" svg:y="2.9598in" draw:control="control134"/><draw:control text:anchor-type="paragraph" draw:z-index="144" draw:name="Shape37_17" draw:style-name="gr1" draw:text-style-name="P5" svg:width="0.2039in" svg:height="0.224in" svg:x="6.75in" svg:y="3.2598in" draw:control="control135"/><draw:control text:anchor-type="paragraph" draw:z-index="145" draw:name="Shape37_18" draw:style-name="gr1" draw:text-style-name="P5" svg:width="0.2039in" svg:height="0.224in" svg:x="6.752in" svg:y="3.5598in" draw:control="control136"/><draw:control text:anchor-type="paragraph" draw:z-index="146" draw:name="Shape13_44" draw:style-name="gr2" draw:text-style-name="P4" svg:width="2.3906in" svg:height="0.2406in" svg:x="0.6839in" svg:y="10.3646in" draw:control="control138"/><draw:control text:anchor-type="paragraph" draw:z-index="147" draw:name="Shape13_45" draw:style-name="gr2" draw:text-style-name="P4" svg:width="2.3906in" svg:height="0.2406in" svg:x="2.122in" svg:y="9.0626in" draw:control="control139"/><draw:control text:anchor-type="paragraph" draw:z-index="148" draw:name="Shape25_1" draw:style-name="gr1" draw:text-style-name="P2" svg:width="0.8594in" svg:height="0.276in" svg:x="0.1264in" svg:y="10.3646in" draw:control="control140"/><draw:control text:anchor-type="paragraph" draw:z-index="149" draw:name="Shape25_2" draw:style-name="gr1" draw:text-style-name="P2" svg:width="0.8594in" svg:height="0.276in" svg:x="1.1992in" svg:y="9.0626in" draw:control="control141"/><draw:control text:anchor-type="paragraph" draw:z-index="150" draw:name="Shape25_0" draw:style-name="gr1" draw:text-style-name="P2" svg:width="0.8594in" svg:height="0.276in" svg:x="3.6626in" svg:y="10.3701in" draw:control="control142"/><draw:custom-shape text:anchor-type="paragraph" draw:z-index="95" draw:name="Shape11_4" draw:style-name="gr9" draw:text-style-name="P7" svg:width="7.4886in" svg:height="1.2815in" svg:x="-0.1071in" svg:y="9.42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51" draw:name="Shape13_46" draw:style-name="gr2" draw:text-style-name="P6" svg:width="1.2705in" svg:height="0.2406in" svg:x="5.3465in" svg:y="3.8272in" draw:control="control143"/><draw:control text:anchor-type="paragraph" draw:z-index="152" draw:name="Shape19_0" draw:style-name="gr2" draw:text-style-name="P4" svg:width="0.2406in" svg:height="0.2406in" svg:x="7.0193in" svg:y="3.8272in" draw:control="control144"/><draw:control text:anchor-type="paragraph" draw:z-index="153" draw:name="Shape37_19" draw:style-name="gr1" draw:text-style-name="P5" svg:width="0.2039in" svg:height="0.224in" svg:x="6.752in" svg:y="3.8272in" draw:control="control145"/><draw:control text:anchor-type="paragraph" draw:z-index="154" draw:name="Shape13_47" draw:style-name="gr2" draw:text-style-name="P6" svg:width="1.2705in" svg:height="0.2406in" svg:x="3.339in" svg:y="3.2598in" draw:control="control146"/><draw:control text:anchor-type="paragraph" draw:z-index="155" draw:name="Shape13_48" draw:style-name="gr2" draw:text-style-name="P6" svg:width="1.2705in" svg:height="0.2406in" svg:x="3.339in" svg:y="3.5591in" draw:control="control147"/><draw:control text:anchor-type="paragraph" draw:z-index="156" draw:name="Shape13_49" draw:style-name="gr2" draw:text-style-name="P6" svg:width="1.2705in" svg:height="0.2406in" svg:x="3.339in" svg:y="3.8272in" draw:control="control148"/><draw:control text:anchor-type="paragraph" draw:z-index="157" draw:name="Shape37_20" draw:style-name="gr1" draw:text-style-name="P5" svg:width="0.2039in" svg:height="0.224in" svg:x="4.7008in" svg:y="3.2598in" draw:control="control149"/><draw:control text:anchor-type="paragraph" draw:z-index="158" draw:name="Shape37_21" draw:style-name="gr1" draw:text-style-name="P5" svg:width="0.2039in" svg:height="0.224in" svg:x="4.7008in" svg:y="3.5591in" draw:control="control150"/><draw:control text:anchor-type="paragraph" draw:z-index="159" draw:name="Shape37_22" draw:style-name="gr1" draw:text-style-name="P5" svg:width="0.2039in" svg:height="0.224in" svg:x="4.7008in" svg:y="3.8272in" draw:control="control151"/><draw:control text:anchor-type="paragraph" draw:z-index="160" draw:name="Shape19_1" draw:style-name="gr2" draw:text-style-name="P4" svg:width="0.2406in" svg:height="0.2406in" svg:x="4.978in" svg:y="3.5591in" draw:control="control152"/><draw:control text:anchor-type="paragraph" draw:z-index="161" draw:name="Shape19_2" draw:style-name="gr2" draw:text-style-name="P4" svg:width="0.2406in" svg:height="0.2406in" svg:x="4.9783in" svg:y="3.2598in" draw:control="control153"/><draw:control text:anchor-type="paragraph" draw:z-index="162" draw:name="Shape19_3" draw:style-name="gr2" draw:text-style-name="P4" svg:width="0.2406in" svg:height="0.2406in" svg:x="4.978in" svg:y="3.8272in" draw:control="control154"/><draw:control text:anchor-type="paragraph" draw:z-index="164" draw:name="Shape25_4" draw:style-name="gr1" draw:text-style-name="P2" svg:width="0.8594in" svg:height="0.276in" svg:x="0.6835in" svg:y="9.9689in" draw:control="control157"/><draw:control text:anchor-type="paragraph" draw:z-index="165" draw:name="Shape13_39" draw:style-name="gr2" draw:text-style-name="P4" svg:width="0.5622in" svg:height="0.2406in" svg:x="2.2882in" svg:y="10.0083in" draw:control="control160"/><draw:control text:anchor-type="paragraph" draw:z-index="166" draw:name="Shape25_5" draw:style-name="gr1" draw:text-style-name="P3" svg:width="0.224in" svg:height="0.276in" svg:x="2.111in" svg:y="9.9839in" draw:control="control158"/><draw:control text:anchor-type="paragraph" draw:z-index="167" draw:name="Shape25_6" draw:style-name="gr1" draw:text-style-name="P2" svg:width="0.8594in" svg:height="0.276in" svg:x="3.2772in" svg:y="9.9909in" draw:control="control159"/><draw:control text:anchor-type="as-char" svg:y="-0.2098in" draw:z-index="2" draw:name="Shape1" draw:style-name="gr15" draw:text-style-name="P2" svg:width="0.787in" svg:height="0.1933in" draw:control="control1"/><draw:control text:anchor-type="as-char" svg:y="-0.2098in" draw:z-index="13" draw:name="Shape2" draw:style-name="gr14" draw:text-style-name="P4" svg:width="1.5752in" svg:height="0.2406in" draw:control="control98"/></text:p>
      <text:p text:style-name="P1"><draw:custom-shape text:anchor-type="paragraph" draw:z-index="105" draw:name="Shape11_5" draw:style-name="gr8" draw:text-style-name="P7" svg:width="7.4886in" svg:height="0.9949in" svg:x="-0.0756in" svg:y="-0.0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06" draw:name="Shape27" draw:style-name="gr1" draw:text-style-name="P2" svg:width="0.6094in" svg:height="0.2453in" svg:x="0.2437in" svg:y="0.4201in" draw:control="control100"/><draw:control text:anchor-type="paragraph" draw:z-index="107" draw:name="Shape27_0" draw:style-name="gr1" draw:text-style-name="P2" svg:width="0.6094in" svg:height="0.2453in" svg:x="2.5154in" svg:y="0.4201in" draw:control="control101"/><draw:control text:anchor-type="paragraph" draw:z-index="108" draw:name="Shape27_1" draw:style-name="gr1" draw:text-style-name="P2" svg:width="0.6094in" svg:height="0.2453in" svg:x="4.7701in" svg:y="0.4201in" draw:control="control102"/><draw:control text:anchor-type="paragraph" draw:z-index="109" draw:name="Shape28" draw:style-name="gr2" draw:text-style-name="P4" svg:width="1.5213in" svg:height="0.3004in" svg:x="0.7335in" svg:y="0.4201in" draw:control="control103"/><draw:control text:anchor-type="paragraph" draw:z-index="110" draw:name="Shape28_0" draw:style-name="gr2" draw:text-style-name="P4" svg:width="1.5213in" svg:height="0.3004in" svg:x="3.0457in" svg:y="0.4201in" draw:control="control104"/><draw:control text:anchor-type="paragraph" draw:z-index="111" draw:name="Shape28_1" draw:style-name="gr2" draw:text-style-name="P4" svg:width="1.5213in" svg:height="0.3004in" svg:x="5.3791in" svg:y="0.4201in" draw:control="control105"/><draw:custom-shape text:anchor-type="paragraph" draw:z-index="112" draw:name="Shape11_7" draw:style-name="gr7" draw:text-style-name="P7" svg:width="7.4886in" svg:height="4.0717in" svg:x="-0.0701in" svg:y="1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3" draw:name="Shape11_8" draw:style-name="gr6" draw:text-style-name="P7" svg:width="7.4886in" svg:height="5.6622in" svg:x="-0.0602in" svg:y="5.17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14" draw:name="Shape29" draw:style-name="gr1" draw:text-style-name="P2" svg:width="1.3906in" svg:height="0.1925in" svg:x="3.2098in" svg:y="1.0874in" draw:control="control106"/><draw:control text:anchor-type="paragraph" draw:z-index="115" draw:name="Shape30" draw:style-name="gr1" draw:text-style-name="P2" svg:width="1.7815in" svg:height="0.1886in" svg:x="3.2098in" svg:y="7.8327in" draw:control="control107"/><draw:control text:anchor-type="paragraph" draw:z-index="116" draw:name="Shape31" draw:style-name="gr2" draw:text-style-name="P4" svg:width="6.9425in" svg:height="3.4642in" svg:x="0.239in" svg:y="1.3528in" draw:control="control108"/><draw:control text:anchor-type="paragraph" draw:z-index="117" draw:name="Shape32" draw:style-name="gr2" draw:text-style-name="P4" svg:width="6.9689in" svg:height="2.3559in" svg:x="0.1972in" svg:y="8.0598in" draw:control="control109"/><draw:control text:anchor-type="paragraph" draw:z-index="118" draw:name="Shape33" draw:style-name="gr1" draw:text-style-name="P2" svg:width="0.865in" svg:height="0.2551in" svg:x="0.4799in" svg:y="5.4799in" draw:control="control110"/><draw:control text:anchor-type="paragraph" draw:z-index="119" draw:name="Shape33_0" draw:style-name="gr1" draw:text-style-name="P2" svg:width="0.5268in" svg:height="0.2551in" svg:x="4.0272in" svg:y="6.65in" draw:control="control111"/><draw:control text:anchor-type="paragraph" draw:z-index="120" draw:name="Shape33_1" draw:style-name="gr1" draw:text-style-name="P2" svg:width="0.5469in" svg:height="0.2551in" svg:x="0.4799in" svg:y="6.65in" draw:control="control112"/><draw:control text:anchor-type="paragraph" draw:z-index="121" draw:name="Shape33_2" draw:style-name="gr1" draw:text-style-name="P2" svg:width="0.615in" svg:height="0.2551in" svg:x="4.0063in" svg:y="5.4799in" draw:control="control113"/><draw:control text:anchor-type="paragraph" draw:z-index="122" draw:name="Shape34" draw:style-name="gr5" draw:text-style-name="P4" svg:width="2.365in" svg:height="0.9004in" svg:x="4.6709in" svg:y="5.4799in" draw:control="control114"/><draw:control text:anchor-type="paragraph" draw:z-index="123" draw:name="Shape34_0" draw:style-name="gr5" draw:text-style-name="P4" svg:width="2.3906in" svg:height="0.9004in" svg:x="1.3591in" svg:y="5.4799in" draw:control="control115"/><draw:control text:anchor-type="paragraph" draw:z-index="124" draw:name="Shape34_1" draw:style-name="gr5" draw:text-style-name="P4" svg:width="2.3906in" svg:height="0.9004in" svg:x="1.3445in" svg:y="6.65in" draw:control="control116"/><draw:control text:anchor-type="paragraph" draw:z-index="125" draw:name="Shape34_2" draw:style-name="gr5" draw:text-style-name="P4" svg:width="2.365in" svg:height="0.9004in" svg:x="4.6811in" svg:y="6.65in" draw:control="control117"/><draw:g text:anchor-type="paragraph" draw:z-index="163" draw:name="Shape26" draw:style-name="gr3"><draw:control draw:name="Shape35_0" draw:style-name="gr4" draw:text-style-name="P2" svg:width="0.8961in" svg:height="0.215in" svg:x="0.3193in" svg:y="-0.0217in" draw:control="control155"/><draw:control draw:name="Shape36_0" draw:text-style-name="P4" svg:width="5.2512in" svg:height="0.3004in" svg:x="1.2776in" svg:y="-0.0055in" draw:control="control156"/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Segoe UI" svg:font-family="'Segoe UI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5b0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3:10:39.464000000</meta:creation-date>
    <dc:date>2021-07-03T11:31:29.098000000</dc:date>
    <meta:editing-duration>PT3H11M8S</meta:editing-duration>
    <meta:editing-cycles>78</meta:editing-cycles>
    <meta:generator>LibreOffice/7.1.3.2$Windows_X86_64 LibreOffice_project/47f78053abe362b9384784d31a6e56f8511eb1c1</meta:generator>
    <meta:print-date>2021-05-09T15:22:02.334000000</meta:print-date>
    <meta:document-statistic meta:table-count="0" meta:image-count="0" meta:object-count="0" meta:page-count="2" meta:paragraph-count="1" meta:word-count="0" meta:character-count="0" meta:non-whitespace-character-count="0"/>
  </office:meta>
</office:document-meta>
</file>